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MU Serif1" svg:font-family="'CMU Serif'" style:font-family-generic="roman"/>
    <style:font-face style:name="CMU Serif" svg:font-family="'CM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06cm" svg:stroke-color="#000000" draw:marker-start-width="0.359cm" draw:marker-end-width="0.359cm" draw:fill="solid" draw:textarea-vertical-align="middle" fo:padding-top="0.178cm" fo:padding-bottom="0.178cm" fo:padding-left="0.303cm" fo:padding-right="0.303cm"/>
    </style:style>
    <style:style style:name="gr2" style:family="graphic" style:parent-style-name="standard">
      <style:graphic-properties draw:stroke="solid" svg:stroke-opacity="100%" draw:opacity="59%" draw:textarea-horizontal-align="justify" draw:textarea-vertical-align="middle" draw:auto-grow-height="false" fo:min-height="0.952cm" fo:min-width="0.702cm"/>
      <style:paragraph-properties style:writing-mode="lr-tb"/>
    </style:style>
    <style:style style:name="gr3" style:family="graphic" style:parent-style-name="standard">
      <style:graphic-properties draw:stroke="solid" svg:stroke-color="#ff0000" svg:stroke-opacity="100%" draw:fill-color="#bf0041" draw:opacity="59%" draw:textarea-horizontal-align="justify" draw:textarea-vertical-align="middle" draw:auto-grow-height="false" fo:min-height="0.952cm" fo:min-width="0.702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1" style:family="paragraph">
      <loext:graphic-properties draw:fill="solid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opacity="59%"/>
      <style:paragraph-properties fo:text-align="center"/>
    </style:style>
    <style:style style:name="P4" style:family="paragraph">
      <loext:graphic-properties draw:fill-color="#bf0041" draw:opacity="59%"/>
      <style:paragraph-properties fo:text-align="center"/>
    </style:style>
    <style:style style:name="P5" style:family="paragraph">
      <loext:graphic-properties draw:fill="none" draw:fill-color="#ffffff"/>
    </style:style>
    <style:style style:name="T1" style:family="text">
      <style:text-properties style:font-name="CMU Serif1" style:font-name-asian="CMU Serif1" style:font-name-complex="CMU Serif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line draw:style-name="gr1" draw:text-style-name="P1" draw:layer="layout" svg:x1="6.3cm" svg:y1="9.8cm" svg:x2="8.4cm" svg:y2="9.8cm">
          <text:p/>
        </draw:line>
        <draw:line draw:style-name="gr1" draw:text-style-name="P1" draw:layer="layout" svg:x1="6.3cm" svg:y1="9.799cm" svg:x2="5.25cm" svg:y2="7.98cm">
          <text:p/>
        </draw:line>
        <draw:line draw:style-name="gr1" draw:text-style-name="P1" draw:layer="layout" svg:x1="9.45cm" svg:y1="7.98cm" svg:x2="8.4cm" svg:y2="9.799cm">
          <text:p/>
        </draw:line>
        <draw:line draw:style-name="gr1" draw:text-style-name="P1" draw:layer="layout" svg:x1="8.401cm" svg:y1="6.18cm" svg:x2="6.301cm" svg:y2="6.18cm">
          <text:p/>
        </draw:line>
        <draw:line draw:style-name="gr1" draw:text-style-name="P1" draw:layer="layout" svg:x1="8.401cm" svg:y1="6.182cm" svg:x2="9.451cm" svg:y2="8.001cm">
          <text:p/>
        </draw:line>
        <draw:line draw:style-name="gr1" draw:text-style-name="P1" draw:layer="layout" svg:x1="5.251cm" svg:y1="8.001cm" svg:x2="6.301cm" svg:y2="6.182cm">
          <text:p/>
        </draw:line>
        <draw:line draw:style-name="gr1" draw:text-style-name="P1" draw:layer="layout" svg:x1="8.301cm" svg:y1="9.6cm" svg:x2="6.401cm" svg:y2="9.6cm">
          <text:p/>
        </draw:line>
        <draw:line draw:style-name="gr1" draw:text-style-name="P1" draw:layer="layout" svg:x1="9.25cm" svg:y1="8.045cm" svg:x2="8.3cm" svg:y2="6.4cm">
          <text:p/>
        </draw:line>
        <draw:line draw:style-name="gr1" draw:text-style-name="P1" draw:layer="layout" svg:x1="6.45cm" svg:y1="6.4cm" svg:x2="5.5cm" svg:y2="8.045cm">
          <text:p/>
        </draw:line>
        <draw:custom-shape draw:style-name="gr2" draw:text-style-name="P3" draw:layer="layout" svg:width="1.7cm" svg:height="1.7cm" svg:x="5.101cm" svg:y="5.401cm">
          <text:p text:style-name="P2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1.7cm" svg:height="1.7cm" svg:x="8.702cm" svg:y="7.402cm">
          <text:p text:style-name="P2">-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7cm" svg:height="1.7cm" svg:x="4.103cm" svg:y="6.803cm">
          <text:p text:style-name="P2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1.7cm" svg:height="1.7cm" svg:x="7.904cm" svg:y="8.904cm">
          <text:p text:style-name="P2">-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3.249cm" svg:height="1.005cm" svg:x="5.7cm" svg:y="3.595cm">
          <draw:text-box>
            <text:p><text:span text:style-name="T1">ε = α + β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MU Serif1" svg:font-family="'CMU Serif'" style:font-family-generic="roman"/>
    <style:font-face style:name="CMU Serif" svg:font-family="'CM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MX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22T12:34:25.601674694</meta:creation-date>
    <dc:date>2020-10-22T14:14:03.547744578</dc:date>
    <meta:editing-duration>PT30M11S</meta:editing-duration>
    <meta:editing-cycles>9</meta:editing-cycles>
    <meta:generator>LibreOffice/6.4.6.2$Linux_X86_64 LibreOffice_project/40$Build-2</meta:generator>
    <meta:document-statistic meta:object-count="14"/>
  </office:meta>
</office:document-meta>
</file>